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3.4625in" style:rel-column-width="3276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3.4625in" style:rel-column-width="32767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8958in" fo:margin-left="0.025in" table:align="left"/>
    </style:style>
    <style:style style:name="Таблица3.A" style:family="table-column">
      <style:table-column-properties style:column-width="3.4375in"/>
    </style:style>
    <style:style style:name="Таблица3.B" style:family="table-column">
      <style:table-column-properties style:column-width="3.4583in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3.4625in" style:rel-column-width="32767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3.4625in" style:rel-column-width="32767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3.4625in" style:rel-column-width="32767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7" style:family="table">
      <style:table-properties style:width="6.925in" table:align="margins"/>
    </style:style>
    <style:style style:name="Таблица7.A" style:family="table-column">
      <style:table-column-properties style:column-width="3.4625in" style:rel-column-width="32767*"/>
    </style:style>
    <style:style style:name="Таблица7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382in" fo:border="0.05pt solid #000000"/>
    </style:style>
    <style:style style:name="Таблица7.A2" style:family="table-cell">
      <style:table-cell-properties fo:padding="0.0382in" fo:border-left="0.05pt solid #000000" fo:border-right="none" fo:border-top="none" fo:border-bottom="0.05pt solid #000000"/>
    </style:style>
    <style:style style:name="Таблица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4947"/>
    </style:style>
    <style:style style:name="P2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P3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5c7f3"/>
    </style:style>
    <style:style style:name="P4" style:family="paragraph" style:parent-style-name="Standard">
      <loext:graphic-properties draw:fill="solid" draw:fill-color="#2b2b2b"/>
      <style:paragraph-properties fo:background-color="#2b2b2b" fo:padding="0in" fo:border="none"/>
      <style:text-properties officeooo:paragraph-rsid="00070cd6"/>
    </style:style>
    <style:style style:name="P5" style:family="paragraph" style:parent-style-name="Table_20_Contents">
      <style:text-properties fo:language="uk" fo:country="UA" officeooo:rsid="00024947" officeooo:paragraph-rsid="00024947"/>
    </style:style>
    <style:style style:name="P6" style:family="paragraph" style:parent-style-name="Table_20_Contents">
      <style:text-properties fo:language="uk" fo:country="UA" officeooo:rsid="0003e125" officeooo:paragraph-rsid="0003e125"/>
    </style:style>
    <style:style style:name="P7" style:family="paragraph" style:parent-style-name="Table_20_Contents">
      <style:text-properties officeooo:rsid="0003e125" officeooo:paragraph-rsid="0003e125"/>
    </style:style>
    <style:style style:name="P8" style:family="paragraph" style:parent-style-name="Table_20_Contents">
      <style:text-properties fo:language="en" fo:country="US" officeooo:rsid="0003e125" officeooo:paragraph-rsid="0003e125"/>
    </style:style>
    <style:style style:name="P9" style:family="paragraph" style:parent-style-name="Table_20_Contents">
      <style:text-properties fo:language="en" fo:country="US" officeooo:rsid="0004e0b9" officeooo:paragraph-rsid="0004e0b9"/>
    </style:style>
    <style:style style:name="P10" style:family="paragraph" style:parent-style-name="Table_20_Contents">
      <style:text-properties fo:language="en" fo:country="US" officeooo:rsid="000542a7" officeooo:paragraph-rsid="000542a7"/>
    </style:style>
    <style:style style:name="P11" style:family="paragraph" style:parent-style-name="Table_20_Contents">
      <style:text-properties fo:language="en" fo:country="US" officeooo:rsid="0005c7f3" officeooo:paragraph-rsid="0005c7f3"/>
    </style:style>
    <style:style style:name="P12" style:family="paragraph" style:parent-style-name="Table_20_Contents">
      <style:text-properties fo:language="en" fo:country="US" officeooo:rsid="0008e610" officeooo:paragraph-rsid="0008e610"/>
    </style:style>
    <style:style style:name="P13" style:family="paragraph" style:parent-style-name="Table_20_Contents">
      <style:text-properties fo:language="en" fo:country="US" officeooo:rsid="000957be" officeooo:paragraph-rsid="000957be"/>
    </style:style>
    <style:style style:name="T1" style:family="text">
      <style:text-properties fo:color="#808080" style:font-name="Consolas" fo:font-size="14.5pt" fo:font-style="normal" fo:font-weight="normal" style:font-size-asian="14.5pt" style:font-style-asian="normal" style:font-weight-asian="normal"/>
    </style:style>
    <style:style style:name="T2" style:family="text">
      <style:text-properties fo:color="#a9b7c6" style:font-name="Consolas" fo:font-size="14.5pt" fo:font-style="normal" fo:font-weight="normal" style:font-size-asian="14.5pt" style:font-style-asian="normal" style:font-weight-asian="normal"/>
    </style:style>
    <style:style style:name="T3" style:family="text">
      <style:text-properties fo:color="#a9b7c6" style:font-name="Consolas" fo:font-size="14.5pt" fo:language="en" fo:country="US" fo:font-style="normal" fo:font-weight="normal" officeooo:rsid="0005c7f3" style:font-size-asian="14.5pt" style:font-style-asian="normal" style:font-weight-asian="normal"/>
    </style:style>
    <style:style style:name="T4" style:family="text">
      <style:text-properties fo:color="#8888c6" style:font-name="Consolas" fo:font-size="14.5pt" fo:font-style="normal" fo:font-weight="normal" style:font-size-asian="14.5pt" style:font-style-asian="normal" style:font-weight-asian="normal"/>
    </style:style>
    <style:style style:name="T5" style:family="text">
      <style:text-properties fo:color="#8888c6" style:font-name="Consolas" fo:font-size="14.5pt" fo:language="en" fo:country="US" fo:font-style="normal" fo:font-weight="normal" officeooo:rsid="00070cd6" style:font-size-asian="14.5pt" style:font-style-asian="normal" style:font-weight-asian="normal"/>
    </style:style>
    <style:style style:name="T6" style:family="text">
      <style:text-properties fo:color="#6a8759" style:font-name="Consolas" fo:font-size="14.5pt" fo:font-style="normal" fo:font-weight="normal" style:font-size-asian="14.5pt" style:font-style-asian="normal" style:font-weight-asian="normal"/>
    </style:style>
    <style:style style:name="T7" style:family="text">
      <style:text-properties fo:color="#6a8759" style:font-name="Consolas" fo:font-size="14.5pt" fo:language="en" fo:country="US" fo:font-style="normal" fo:font-weight="normal" officeooo:rsid="0005c7f3" style:font-size-asian="14.5pt" style:font-style-asian="normal" style:font-weight-asian="normal"/>
    </style:style>
    <style:style style:name="T8" style:family="text">
      <style:text-properties fo:color="#6a8759" style:font-name="Consolas" fo:font-size="14.5pt" fo:language="en" fo:country="US" fo:font-style="normal" fo:font-weight="normal" officeooo:rsid="00070cd6" style:font-size-asian="14.5pt" style:font-style-asian="normal" style:font-weight-asian="normal"/>
    </style:style>
    <style:style style:name="T9" style:family="text">
      <style:text-properties fo:color="#cc7832" style:font-name="Consolas" fo:font-size="14.5pt" fo:font-style="normal" fo:font-weight="normal" style:font-size-asian="14.5pt" style:font-style-asian="normal" style:font-weight-asian="normal"/>
    </style:style>
    <style:style style:name="T10" style:family="text">
      <style:text-properties fo:color="#cc7832" style:font-name="Consolas" fo:font-size="14.5pt" fo:language="en" fo:country="US" fo:font-style="normal" fo:font-weight="normal" officeooo:rsid="00070cd6" style:font-size-asian="14.5pt" style:font-style-asian="normal" style:font-weight-asian="normal"/>
    </style:style>
    <style:style style:name="T11" style:family="text">
      <style:text-properties fo:color="#cc7832" style:font-name="Consolas" fo:font-size="14.5pt" fo:language="en" fo:country="US" fo:font-style="normal" fo:font-weight="normal" officeooo:rsid="0005c7f3" style:font-size-asian="14.5pt" style:font-style-asian="normal" style:font-weight-asian="normal"/>
    </style:style>
    <style:style style:name="T12" style:family="text">
      <style:text-properties fo:color="#6897bb" style:font-name="Consolas" fo:font-size="14.5pt" fo:font-style="normal" fo:font-weight="normal" style:font-size-asian="14.5pt" style:font-style-asian="normal" style:font-weight-asian="normal"/>
    </style:style>
    <style:style style:name="T13" style:family="text">
      <style:text-properties fo:language="uk" fo:country="UA"/>
    </style:style>
    <style:style style:name="T14" style:family="text">
      <style:text-properties fo:language="uk" fo:country="UA" officeooo:rsid="0003e125"/>
    </style:style>
    <style:style style:name="T15" style:family="text">
      <style:text-properties fo:language="en" fo:country="US" officeooo:rsid="0003e125"/>
    </style:style>
    <style:style style:name="T16" style:family="text">
      <style:text-properties fo:language="en" fo:country="US" officeooo:rsid="0005c7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# Дано два вектори (списки з координатами – дійсними числами).</text:span><text:line-break/><text:span text:style-name="T1"># Знайти суму векторів.</text:span><text:line-break/><text:line-break/><text:span text:style-name="T2">vector1 = [</text:span><text:span text:style-name="T4">float</text:span><text:span text:style-name="T2">(</text:span><text:span text:style-name="T4">input</text:span><text:span text:style-name="T2">(</text:span><text:span text:style-name="T6">'Coordinate of vector1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</text:span><text:span text:style-name="T12">3</text:span><text:span text:style-name="T2">)]</text:span><text:line-break/><text:span text:style-name="T2">vector2 = [</text:span><text:span text:style-name="T4">float</text:span><text:span text:style-name="T2">(</text:span><text:span text:style-name="T4">input</text:span><text:span text:style-name="T2">(</text:span><text:span text:style-name="T6">'Coordinate of vector2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</text:span><text:span text:style-name="T12">3</text:span><text:span text:style-name="T2">)]</text:span><text:line-break/><text:span text:style-name="T2">sum_vector = </text:span><text:span text:style-name="T4">map</text:span><text:span text:style-name="T2">(</text:span><text:span text:style-name="T9">lambda </text:span><text:span text:style-name="T2">x</text:span><text:span text:style-name="T9">, </text:span><text:span text:style-name="T2">y : x + y</text:span><text:span text:style-name="T9">, </text:span><text:span text:style-name="T2">vector1</text:span><text:span text:style-name="T9">, </text:span><text:span text:style-name="T2">vector2)</text:span><text:line-break/><text:span text:style-name="T4">print</text:span><text:span text:style-name="T2">(</text:span><text:span text:style-name="T4">list</text:span><text:span text:style-name="T2">(sum_vector))</text:span></text:p>
      <text:p text:style-name="Standard"/>
      <text:p text:style-name="Standard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5">Вхідні дані</text:p>
          </table:table-cell>
          <table:table-cell table:style-name="Таблица1.B1" office:value-type="string">
            <text:p text:style-name="P5">Вихідні дані</text:p>
          </table:table-cell>
        </table:table-row>
        <table:table-row>
          <table:table-cell table:style-name="Таблица1.A2" office:value-type="string">
            <text:p text:style-name="P6">1 1 1 </text:p>
            <text:p text:style-name="P6">2 2 2 </text:p>
          </table:table-cell>
          <table:table-cell table:style-name="Таблица1.B2" office:value-type="string">
            <text:p text:style-name="P6">3 3 3 </text:p>
          </table:table-cell>
        </table:table-row>
        <table:table-row>
          <table:table-cell table:style-name="Таблица1.A2" office:value-type="string">
            <text:p text:style-name="P6">2 2 2</text:p>
            <text:p text:style-name="P6">2 1 5</text:p>
          </table:table-cell>
          <table:table-cell table:style-name="Таблица1.B2" office:value-type="string">
            <text:p text:style-name="P6">4 3 7</text:p>
          </table:table-cell>
        </table:table-row>
        <table:table-row>
          <table:table-cell table:style-name="Таблица1.A2" office:value-type="string">
            <text:p text:style-name="Table_20_Contents">-<text:span text:style-name="T14">2 -1 5</text:span></text:p>
            <text:p text:style-name="P7"><text:span text:style-name="T14">6 </text:span><text:span text:style-name="T13">1 2</text:span></text:p>
          </table:table-cell>
          <table:table-cell table:style-name="Таблица1.B2" office:value-type="string">
            <text:p text:style-name="P6">4 0 7</text:p>
          </table:table-cell>
        </table:table-row>
      </table:table>
      <text:p text:style-name="Standard"/>
      <text:p text:style-name="Standard"/>
      <text:p text:style-name="P2"><text:span text:style-name="T1"># <text:s/>Дано два вектори (списки з координатами – дійсними числами).</text:span><text:line-break/><text:span text:style-name="T1"># <text:s/>Зясувати, чи є вектори перпендикулярними.</text:span><text:line-break/><text:span text:style-name="T2">vector1 = [</text:span><text:span text:style-name="T4">float</text:span><text:span text:style-name="T2">(</text:span><text:span text:style-name="T4">input</text:span><text:span text:style-name="T2">(</text:span><text:span text:style-name="T6">'Coordinate of vector 1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</text:span><text:span text:style-name="T12">3</text:span><text:span text:style-name="T2">)]</text:span><text:line-break/><text:span text:style-name="T2">vector2 = [</text:span><text:span text:style-name="T4">float</text:span><text:span text:style-name="T2">(</text:span><text:span text:style-name="T4">input</text:span><text:span text:style-name="T2">(</text:span><text:span text:style-name="T6">'Coordinate of vector 2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</text:span><text:span text:style-name="T12">3</text:span><text:span text:style-name="T2">)]</text:span><text:line-break/><text:span text:style-name="T2">coordinate_product = </text:span><text:span text:style-name="T4">list</text:span><text:span text:style-name="T2">(</text:span><text:span text:style-name="T4">map</text:span><text:span text:style-name="T2">(</text:span><text:span text:style-name="T9">lambda </text:span><text:span text:style-name="T2">x1</text:span><text:span text:style-name="T9">, </text:span><text:span text:style-name="T2">x2: x1 + x2</text:span><text:span text:style-name="T9">, </text:span><text:span text:style-name="T2">vector1</text:span><text:span text:style-name="T9">, </text:span><text:span text:style-name="T2">vector2))</text:span><text:line-break/><text:span text:style-name="T9">if </text:span><text:span text:style-name="T4">sum</text:span><text:span text:style-name="T2">(coordinate_product) == </text:span><text:span text:style-name="T12">0</text:span><text:span text:style-name="T2">:</text:span><text:line-break/><text:span text:style-name="T2"> <text:s text:c="3"/></text:span><text:span text:style-name="T4">print</text:span><text:span text:style-name="T2">(</text:span><text:span text:style-name="T6">'Perpendicular'</text:span><text:span text:style-name="T2">)</text:span><text:line-break/><text:span text:style-name="T9">else</text:span><text:span text:style-name="T2">:</text:span><text:line-break/><text:span text:style-name="T2"> <text:s text:c="3"/></text:span><text:span text:style-name="T4">print</text:span><text:span text:style-name="T2">(</text:span><text:span text:style-name="T6">'No'</text:span><text:span text:style-name="T2">)</text:span></text:p>
      <text:p text:style-name="Standard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5">Вхідні дані</text:p>
          </table:table-cell>
          <table:table-cell table:style-name="Таблица2.B1" office:value-type="string">
            <text:p text:style-name="P5">Вихідні дані</text:p>
          </table:table-cell>
        </table:table-row>
        <table:table-row>
          <table:table-cell table:style-name="Таблица2.A2" office:value-type="string">
            <text:p text:style-name="P6">0 2 -3</text:p>
            <text:p text:style-name="P6">0 -2 3</text:p>
          </table:table-cell>
          <table:table-cell table:style-name="Таблица2.B2" office:value-type="string">
            <text:p text:style-name="P8">Pependicular</text:p>
          </table:table-cell>
        </table:table-row>
        <table:table-row>
          <table:table-cell table:style-name="Таблица2.A2" office:value-type="string">
            <text:p text:style-name="P8">3 2 9</text:p>
            <text:p text:style-name="P8">5 1 5</text:p>
          </table:table-cell>
          <table:table-cell table:style-name="Таблица2.B2" office:value-type="string">
            <text:p text:style-name="P8">No</text:p>
          </table:table-cell>
        </table:table-row>
        <table:table-row>
          <table:table-cell table:style-name="Таблица2.A2" office:value-type="string">
            <text:p text:style-name="P8">1 1 1</text:p>
            <text:p text:style-name="P8">1 1 1</text:p>
          </table:table-cell>
          <table:table-cell table:style-name="Таблица2.B2" office:value-type="string">
            <text:p text:style-name="P8">No</text:p>
          </table:table-cell>
        </table:table-row>
      </table:table>
      <text:p text:style-name="Standard"><text:soft-page-break/></text:p>
      <text:p text:style-name="Standard"/>
      <text:p text:style-name="P2"><text:span text:style-name="T1"># <text:s/>Дано два вектори (списки з координатами – дійсними числами). Знайти</text:span><text:line-break/><text:span text:style-name="T1"># <text:s/>скалярний добуток векторів</text:span><text:line-break/><text:line-break/><text:span text:style-name="T2">vector1 = [</text:span><text:span text:style-name="T4">float</text:span><text:span text:style-name="T2">(</text:span><text:span text:style-name="T4">input</text:span><text:span text:style-name="T2">(</text:span><text:span text:style-name="T6">'Coordinate of vector 1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</text:span><text:span text:style-name="T12">3</text:span><text:span text:style-name="T2">)]</text:span><text:line-break/><text:span text:style-name="T2">vector2 = [</text:span><text:span text:style-name="T4">float</text:span><text:span text:style-name="T2">(</text:span><text:span text:style-name="T4">input</text:span><text:span text:style-name="T2">(</text:span><text:span text:style-name="T6">'Coordinate of vector 2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</text:span><text:span text:style-name="T12">3</text:span><text:span text:style-name="T2">)]</text:span><text:line-break/><text:span text:style-name="T2">scalar_product = </text:span><text:span text:style-name="T4">sum</text:span><text:span text:style-name="T2">(</text:span><text:span text:style-name="T4">list</text:span><text:span text:style-name="T2">(</text:span><text:span text:style-name="T4">map</text:span><text:span text:style-name="T2">(</text:span><text:span text:style-name="T9">lambda </text:span><text:span text:style-name="T2">x</text:span><text:span text:style-name="T9">, </text:span><text:span text:style-name="T2">y: x * y</text:span><text:span text:style-name="T9">, </text:span><text:span text:style-name="T2">vector1</text:span><text:span text:style-name="T9">, </text:span><text:span text:style-name="T2">vector2)))</text:span><text:line-break/><text:span text:style-name="T4">print</text:span><text:span text:style-name="T2">(scalar_product)</text:span></text:p>
      <text:p text:style-name="P2"><text:span text:style-name="T2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">Вхідні дані</text:p>
          </table:table-cell>
          <table:table-cell table:style-name="Таблица3.B1" office:value-type="string">
            <text:p text:style-name="P5">Вихідні дані</text:p>
          </table:table-cell>
        </table:table-row>
        <table:table-row>
          <table:table-cell table:style-name="Таблица3.A2" office:value-type="string">
            <text:p text:style-name="P8">1 3 2</text:p>
            <text:p text:style-name="P8">5 2 1</text:p>
          </table:table-cell>
          <table:table-cell table:style-name="Таблица3.B2" office:value-type="string">
            <text:p text:style-name="P8">13</text:p>
          </table:table-cell>
        </table:table-row>
        <table:table-row>
          <table:table-cell table:style-name="Таблица3.A2" office:value-type="string">
            <text:p text:style-name="P8">2 0 1</text:p>
            <text:p text:style-name="P8">-2 4 1</text:p>
          </table:table-cell>
          <table:table-cell table:style-name="Таблица3.B2" office:value-type="string">
            <text:p text:style-name="Table_20_Contents">-<text:span text:style-name="T15">3</text:span></text:p>
          </table:table-cell>
        </table:table-row>
        <table:table-row>
          <table:table-cell table:style-name="Таблица3.A2" office:value-type="string">
            <text:p text:style-name="P9">1 1 2</text:p>
            <text:p text:style-name="P9">1 1 2</text:p>
          </table:table-cell>
          <table:table-cell table:style-name="Таблица3.B2" office:value-type="string">
            <text:p text:style-name="P9">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<text:span text:style-name="T1"># <text:s/>Дано масив (список) елементів цілого типу.</text:span><text:line-break/><text:span text:style-name="T1"># <text:s/>Знайти середнє арифметичне.</text:span><text:line-break/><text:span text:style-name="T9">from </text:span><text:span text:style-name="T2">functools </text:span><text:span text:style-name="T9">import </text:span><text:span text:style-name="T2">reduce</text:span><text:line-break/><text:span text:style-name="T2">count = </text:span><text:span text:style-name="T4">int</text:span><text:span text:style-name="T2">(</text:span><text:span text:style-name="T4">input</text:span><text:span text:style-name="T2">(</text:span><text:span text:style-name="T6">'Element count: '</text:span><text:span text:style-name="T2">))</text:span><text:line-break/><text:span text:style-name="T2">some_list = [</text:span><text:span text:style-name="T4">int</text:span><text:span text:style-name="T2">(</text:span><text:span text:style-name="T4">input</text:span><text:span text:style-name="T2">(</text:span><text:span text:style-name="T6">'Enter element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count)]</text:span><text:line-break/><text:span text:style-name="T2">suma = reduce(</text:span><text:span text:style-name="T9">lambda </text:span><text:span text:style-name="T2">suma</text:span><text:span text:style-name="T9">, </text:span><text:span text:style-name="T2">el: suma + el</text:span><text:span text:style-name="T9">, </text:span><text:span text:style-name="T2">some_list</text:span><text:span text:style-name="T9">, </text:span><text:span text:style-name="T12">0</text:span><text:span text:style-name="T2">)</text:span><text:line-break/><text:span text:style-name="T2">aver = suma / </text:span><text:span text:style-name="T4">len</text:span><text:span text:style-name="T2">(some_list)</text:span><text:line-break/><text:span text:style-name="T4">print</text:span><text:span text:style-name="T2">(aver)</text:span><text:line-break/></text:p>
      <text:p text:style-name="P1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5">Вхідні дані</text:p>
          </table:table-cell>
          <table:table-cell table:style-name="Таблица4.B1" office:value-type="string">
            <text:p text:style-name="P5">Вихідні дані</text:p>
          </table:table-cell>
        </table:table-row>
        <table:table-row>
          <table:table-cell table:style-name="Таблица4.A2" office:value-type="string">
            <text:p text:style-name="P10">3</text:p>
            <text:p text:style-name="P10">-2 2 6</text:p>
          </table:table-cell>
          <table:table-cell table:style-name="Таблица4.B2" office:value-type="string">
            <text:p text:style-name="P10">2</text:p>
          </table:table-cell>
        </table:table-row>
        <table:table-row>
          <table:table-cell table:style-name="Таблица4.A2" office:value-type="string">
            <text:p text:style-name="P10">4</text:p>
            <text:p text:style-name="P10">2 2 6 1</text:p>
          </table:table-cell>
          <table:table-cell table:style-name="Таблица4.B2" office:value-type="string">
            <text:p text:style-name="P10">2.75</text:p>
          </table:table-cell>
        </table:table-row>
        <text:soft-page-break/>
        <table:table-row>
          <table:table-cell table:style-name="Таблица4.A2" office:value-type="string">
            <text:p text:style-name="P10">2</text:p>
            <text:p text:style-name="P10">10 8</text:p>
          </table:table-cell>
          <table:table-cell table:style-name="Таблица4.B2" office:value-type="string">
            <text:p text:style-name="P10">9</text:p>
          </table:table-cell>
        </table:table-row>
      </table:table>
      <text:p text:style-name="P1"/>
      <text:p text:style-name="P1"/>
      <text:p text:style-name="Standard"/>
      <text:p text:style-name="P3"><text:span text:style-name="T1"># <text:s/>Дано масив (список) елементів цілого типу.</text:span><text:line-break/><text:span text:style-name="T1"># <text:s/>Знайти добуток від’ємних елементів.</text:span><text:line-break/><text:span text:style-name="T9">from </text:span><text:span text:style-name="T2">functools </text:span><text:span text:style-name="T9">import </text:span><text:span text:style-name="T2">reduce</text:span><text:line-break/><text:span text:style-name="T2">el_count = </text:span><text:span text:style-name="T4">int</text:span><text:span text:style-name="T2">(</text:span><text:span text:style-name="T4">input</text:span><text:span text:style-name="T2">(</text:span><text:span text:style-name="T6">'Element count: '</text:span><text:span text:style-name="T2">))</text:span><text:line-break/><text:span text:style-name="T2">some_list = [</text:span><text:span text:style-name="T4">float</text:span><text:span text:style-name="T2">(</text:span><text:span text:style-name="T4">input</text:span><text:span text:style-name="T2">(</text:span><text:span text:style-name="T6">'Enter element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el_count)]</text:span><text:line-break/><text:span text:style-name="T2">negative_nums = </text:span><text:span text:style-name="T4">list</text:span><text:span text:style-name="T2">(</text:span><text:span text:style-name="T4">filter</text:span><text:span text:style-name="T2">(</text:span><text:span text:style-name="T9">lambda </text:span><text:span text:style-name="T2">x: x &lt; </text:span><text:span text:style-name="T12">0</text:span><text:span text:style-name="T9">, </text:span><text:span text:style-name="T2">some_list))</text:span></text:p>
      <text:p text:style-name="P3"><text:span text:style-name="T10">if</text:span><text:span text:style-name="T11"> </text:span><text:span text:style-name="T3">len(negative_nums) == 0:</text:span></text:p>
      <text:p text:style-name="P4"><text:span text:style-name="T3"><text:tab/>print(</text:span><text:span text:style-name="T7">'There are no negative numbers'</text:span><text:span text:style-name="T8">)</text:span></text:p>
      <text:p text:style-name="P4"><text:span text:style-name="T10">else:</text:span><text:line-break/><text:tab/><text:span text:style-name="T2">product = reduce((</text:span><text:span text:style-name="T9">lambda </text:span><text:span text:style-name="T2">product</text:span><text:span text:style-name="T9">, </text:span><text:span text:style-name="T2">x: product * x)</text:span><text:span text:style-name="T9">, <text:tab/></text:span><text:span text:style-name="T2">negative_nums</text:span><text:span text:style-name="T9">, </text:span><text:span text:style-name="T12">1</text:span><text:span text:style-name="T2">)</text:span><text:line-break/><text:tab/><text:span text:style-name="T4">print</text:span><text:span text:style-name="T2">(product)</text:span><text:line-break/></text:p>
      <text:p text:style-name="Standard"/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5">Вхідні дані</text:p>
          </table:table-cell>
          <table:table-cell table:style-name="Таблица5.B1" office:value-type="string">
            <text:p text:style-name="P5">Вихідні дані</text:p>
          </table:table-cell>
        </table:table-row>
        <table:table-row>
          <table:table-cell table:style-name="Таблица5.A2" office:value-type="string">
            <text:p text:style-name="P11">5</text:p>
            <text:p text:style-name="P11">-2 3 -2 4 -1</text:p>
          </table:table-cell>
          <table:table-cell table:style-name="Таблица5.B2" office:value-type="string">
            <text:p text:style-name="Table_20_Contents">-<text:span text:style-name="T16">4</text:span></text:p>
          </table:table-cell>
        </table:table-row>
        <table:table-row>
          <table:table-cell table:style-name="Таблица5.A2" office:value-type="string">
            <text:p text:style-name="P11">3</text:p>
            <text:p text:style-name="P11">7 -3 8</text:p>
          </table:table-cell>
          <table:table-cell table:style-name="Таблица5.B2" office:value-type="string">
            <text:p text:style-name="Table_20_Contents">-<text:span text:style-name="T16">3</text:span></text:p>
          </table:table-cell>
        </table:table-row>
        <table:table-row>
          <table:table-cell table:style-name="Таблица5.A2" office:value-type="string">
            <text:p text:style-name="Table_20_Contents"/>
          </table:table-cell>
          <table:table-cell table:style-name="Таблица5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2"><text:span text:style-name="T1"/></text:p>
      <text:p text:style-name="P2"><text:span text:style-name="T1"># Дано масив (список) елементів цілого типу.</text:span><text:line-break/><text:span text:style-name="T1"># Знайти суму додатних елементів.</text:span><text:line-break/><text:span text:style-name="T9">from </text:span><text:span text:style-name="T2">functools </text:span><text:span text:style-name="T9">import </text:span><text:span text:style-name="T2">reduce</text:span><text:line-break/><text:line-break/><text:span text:style-name="T2">count = </text:span><text:span text:style-name="T4">int</text:span><text:span text:style-name="T2">(</text:span><text:span text:style-name="T4">input</text:span><text:span text:style-name="T2">(</text:span><text:span text:style-name="T6">'Count el: '</text:span><text:span text:style-name="T2">))</text:span><text:line-break/><text:span text:style-name="T2">previous_list = [</text:span><text:span text:style-name="T4">int</text:span><text:span text:style-name="T2">(</text:span><text:span text:style-name="T4">input</text:span><text:span text:style-name="T2">(</text:span><text:span text:style-name="T6">'Enter element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count)]</text:span><text:line-break/><text:span text:style-name="T2">positive_num = </text:span><text:span text:style-name="T4">list</text:span><text:span text:style-name="T2">(</text:span><text:span text:style-name="T4">filter</text:span><text:span text:style-name="T2">(</text:span><text:span text:style-name="T9">lambda </text:span><text:span text:style-name="T2">x: x &gt; </text:span><text:span text:style-name="T12">0</text:span><text:span text:style-name="T9">, </text:span><text:span text:style-name="T2">previous_list))</text:span><text:line-break/><text:span text:style-name="T2">positive_sum = reduce(</text:span><text:span text:style-name="T9">lambda </text:span><text:span text:style-name="T2">positive_sum</text:span><text:span text:style-name="T9">, </text:span><text:span text:style-name="T2">x: positive_sum + x</text:span><text:span text:style-name="T9">, </text:span><text:span text:style-name="T2">positive_num</text:span><text:span text:style-name="T9">, </text:span><text:span text:style-name="T12">0</text:span><text:span text:style-name="T2">)</text:span><text:line-break/><text:soft-page-break/><text:span text:style-name="T4">print</text:span><text:span text:style-name="T2">(positive_sum)</text:span><text:line-break/></text:p>
      <text:p text:style-name="Standard"/>
      <table:table table:name="Таблица6" table:style-name="Таблица6">
        <table:table-column table:style-name="Таблица6.A" table:number-columns-repeated="2"/>
        <table:table-row>
          <table:table-cell table:style-name="Таблица6.A1" office:value-type="string">
            <text:p text:style-name="P5">Вхідні дані</text:p>
          </table:table-cell>
          <table:table-cell table:style-name="Таблица6.B1" office:value-type="string">
            <text:p text:style-name="P5">Вихідні дані</text:p>
          </table:table-cell>
        </table:table-row>
        <table:table-row>
          <table:table-cell table:style-name="Таблица6.A2" office:value-type="string">
            <text:p text:style-name="P12">4</text:p>
            <text:p text:style-name="P12">7 -9 0 1</text:p>
          </table:table-cell>
          <table:table-cell table:style-name="Таблица6.B2" office:value-type="string">
            <text:p text:style-name="P12">8</text:p>
          </table:table-cell>
        </table:table-row>
        <table:table-row>
          <table:table-cell table:style-name="Таблица6.A2" office:value-type="string">
            <text:p text:style-name="P12">3</text:p>
            <text:p text:style-name="P12">1 1 2</text:p>
          </table:table-cell>
          <table:table-cell table:style-name="Таблица6.B2" office:value-type="string">
            <text:p text:style-name="P12">4</text:p>
          </table:table-cell>
        </table:table-row>
        <table:table-row>
          <table:table-cell table:style-name="Таблица6.A2" office:value-type="string">
            <text:p text:style-name="P12">2</text:p>
            <text:p text:style-name="P12">-10 -9</text:p>
          </table:table-cell>
          <table:table-cell table:style-name="Таблица6.B2" office:value-type="string">
            <text:p text:style-name="P12">0</text:p>
          </table:table-cell>
        </table:table-row>
      </table:table>
      <text:p text:style-name="Standard"/>
      <text:p text:style-name="Standard"/>
      <text:p text:style-name="P2"><text:span text:style-name="T1"># <text:s/>Дано масив (список) елементів цілого типу.</text:span><text:line-break/><text:span text:style-name="T1"># <text:s/>Підрахувати кількість елементів, які більші за середнє арифметичне.</text:span><text:line-break/><text:span text:style-name="T9">from </text:span><text:span text:style-name="T2">functools </text:span><text:span text:style-name="T9">import </text:span><text:span text:style-name="T2">reduce</text:span><text:line-break/><text:span text:style-name="T2">count = </text:span><text:span text:style-name="T4">int</text:span><text:span text:style-name="T2">(</text:span><text:span text:style-name="T4">input</text:span><text:span text:style-name="T2">(</text:span><text:span text:style-name="T6">'Element count: '</text:span><text:span text:style-name="T2">))</text:span><text:line-break/><text:span text:style-name="T2">some_list = [</text:span><text:span text:style-name="T4">int</text:span><text:span text:style-name="T2">(</text:span><text:span text:style-name="T4">input</text:span><text:span text:style-name="T2">(</text:span><text:span text:style-name="T6">'Enter element: '</text:span><text:span text:style-name="T2">)) </text:span><text:span text:style-name="T9">for </text:span><text:span text:style-name="T2">x </text:span><text:span text:style-name="T9">in </text:span><text:span text:style-name="T4">range</text:span><text:span text:style-name="T2">(count)]</text:span><text:line-break/><text:span text:style-name="T2">suma = reduce((</text:span><text:span text:style-name="T9">lambda </text:span><text:span text:style-name="T2">suma</text:span><text:span text:style-name="T9">, </text:span><text:span text:style-name="T2">el: suma + el)</text:span><text:span text:style-name="T9">, </text:span><text:span text:style-name="T2">some_list</text:span><text:span text:style-name="T9">, </text:span><text:span text:style-name="T12">0</text:span><text:span text:style-name="T2">)</text:span><text:line-break/><text:span text:style-name="T2">aver = suma / </text:span><text:span text:style-name="T4">len</text:span><text:span text:style-name="T2">(some_list)</text:span><text:line-break/><text:span text:style-name="T2">res = </text:span><text:span text:style-name="T4">len</text:span><text:span text:style-name="T2">(</text:span><text:span text:style-name="T4">list</text:span><text:span text:style-name="T2">(</text:span><text:span text:style-name="T4">filter</text:span><text:span text:style-name="T2">(</text:span><text:span text:style-name="T9">lambda </text:span><text:span text:style-name="T2">el: el &gt; aver</text:span><text:span text:style-name="T9">, </text:span><text:span text:style-name="T2">some_list)))</text:span><text:line-break/><text:span text:style-name="T4">print</text:span><text:span text:style-name="T2">(res)</text:span><text:line-break/>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5">Вхідні дані</text:p>
          </table:table-cell>
          <table:table-cell table:style-name="Таблица7.B1" office:value-type="string">
            <text:p text:style-name="P5">Вихідні дані</text:p>
          </table:table-cell>
        </table:table-row>
        <table:table-row>
          <table:table-cell table:style-name="Таблица7.A2" office:value-type="string">
            <text:p text:style-name="P13">5</text:p>
            <text:p text:style-name="P13">9 1 7 3 2</text:p>
          </table:table-cell>
          <table:table-cell table:style-name="Таблица7.B2" office:value-type="string">
            <text:p text:style-name="P13">2</text:p>
          </table:table-cell>
        </table:table-row>
        <table:table-row>
          <table:table-cell table:style-name="Таблица7.A2" office:value-type="string">
            <text:p text:style-name="P13">3</text:p>
            <text:p text:style-name="P13">-4 5 8</text:p>
          </table:table-cell>
          <table:table-cell table:style-name="Таблица7.B2" office:value-type="string">
            <text:p text:style-name="P13">2</text:p>
          </table:table-cell>
        </table:table-row>
        <table:table-row>
          <table:table-cell table:style-name="Таблица7.A2" office:value-type="string">
            <text:p text:style-name="P13">6</text:p>
            <text:p text:style-name="P13">9 1 3 4 2 99</text:p>
          </table:table-cell>
          <table:table-cell table:style-name="Таблица7.B2" office:value-type="string">
            <text:p text:style-name="P13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30T19:47:31.292000000</dc:date>
    <meta:editing-duration>PT11M51S</meta:editing-duration>
    <meta:editing-cycles>6</meta:editing-cycles>
    <meta:document-statistic meta:table-count="7" meta:image-count="0" meta:object-count="0" meta:page-count="4" meta:paragraph-count="84" meta:word-count="516" meta:character-count="2976" meta:non-whitespace-character-count="2509"/>
  </office:meta>
</office:document-meta>
</file>